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84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3.1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08in solid #000000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37">
      <style:table-cell-properties fo:background-color="#0084d1"/>
    </style:style>
    <style:style style:name="ce13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Wed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table:number-columns-spanned="4" table:number-rows-spanned="1">
            <text:p>Call Log- Elizabeth</text:p>
          </table:table-cell>
          <table:covered-table-cell table:number-columns-repeated="3" table:style-name="ce11"/>
          <table:table-cell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12" office:value-type="date" office:date-value="2016-05-18">
            <text:p>05/18/16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4"/>
          <table:table-cell/>
        </table:table-row>
        <table:table-row table:style-name="ro4">
          <table:table-cell table:style-name="ce3"/>
          <table:table-cell table:style-name="Default" table:number-columns-repeated="3"/>
          <table:table-cell/>
        </table:table-row>
        <table:table-row table:style-name="ro2">
          <table:table-cell table:style-name="ce4" office:value-type="string">
            <text:p>Name </text:p>
          </table:table-cell>
          <table:table-cell table:style-name="ce13" office:value-type="string">
            <text:p>Phone Number</text:p>
          </table:table-cell>
          <table:table-cell table:style-name="ce13" office:value-type="string">
            <text:p>Purpose of Call</text:p>
          </table:table-cell>
          <table:table-cell table:style-name="ce14" office:value-type="string">
            <text:p>Results</text:p>
          </table:table-cell>
          <table:table-cell/>
        </table:table-row>
        <table:table-row table:style-name="ro4">
          <table:table-cell table:style-name="ce5" office:value-type="string">
            <text:p>Gladys Ruffin</text:p>
          </table:table-cell>
          <table:table-cell table:style-name="ce5" office:value-type="string">
            <text:p>985-384-3088</text:p>
          </table:table-cell>
          <table:table-cell office:value-type="string">
            <text:p>She had canceled her IHC in Jan and was till charged 3 months</text:p>
          </table:table-cell>
          <table:table-cell office:value-type="string">
            <text:p>I let her know we had refunded her last week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Steve Christian</text:p>
          </table:table-cell>
          <table:table-cell office:value-type="string">
            <text:p>904-881-6743</text:p>
          </table:table-cell>
          <table:table-cell office:value-type="string">
            <text:p>Major med followup call </text:p>
          </table:table-cell>
          <table:table-cell office:value-type="string">
            <text:p>made payment</text:p>
          </table:table-cell>
          <table:table-cell/>
        </table:table-row>
        <table:table-row table:style-name="ro4">
          <table:table-cell office:value-type="string">
            <text:p>mirna Chavez</text:p>
          </table:table-cell>
          <table:table-cell office:value-type="string">
            <text:p>919-369-9833</text:p>
          </table:table-cell>
          <table:table-cell office:value-type="string">
            <text:p>Major med followup call </text:p>
          </table:table-cell>
          <table:table-cell office:value-type="string">
            <text:p>wants no coverage </text:p>
          </table:table-cell>
          <table:table-cell/>
        </table:table-row>
        <table:table-row table:style-name="ro4">
          <table:table-cell table:style-name="ce5" office:value-type="string">
            <text:p>Gladys Ruffin</text:p>
          </table:table-cell>
          <table:table-cell table:style-name="ce5" office:value-type="string">
            <text:p>985-384-3088</text:p>
          </table:table-cell>
          <table:table-cell office:value-type="string">
            <text:p>She only received one refund </text:p>
          </table:table-cell>
          <table:table-cell office:value-type="string">
            <text:p>I let her know the second one should be reflected on her account soon 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Gregory Brown</text:p>
          </table:table-cell>
          <table:table-cell office:value-type="string">
            <text:p>254-8130450</text:p>
          </table:table-cell>
          <table:table-cell office:value-type="string">
            <text:p>Policy followup call </text:p>
          </table:table-cell>
          <table:table-cell office:value-type="string">
            <text:p>Has new Insurance </text:p>
          </table:table-cell>
          <table:table-cell/>
        </table:table-row>
        <table:table-row table:style-name="ro4">
          <table:table-cell office:value-type="string">
            <text:p>Flora Smooths</text:p>
          </table:table-cell>
          <table:table-cell office:value-type="string">
            <text:p>636-493-1089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paid plan </text:p>
          </table:table-cell>
          <table:table-cell/>
        </table:table-row>
        <table:table-row table:style-name="ro4">
          <table:table-cell office:value-type="string">
            <text:p>Eloise boatswain</text:p>
          </table:table-cell>
          <table:table-cell office:value-type="string">
            <text:p>305-338-1782</text:p>
          </table:table-cell>
          <table:table-cell table:style-name="ce6" office:value-type="string">
            <text:p>Major med followup call </text:p>
          </table:table-cell>
          <table:table-cell table:style-name="ce6" office:value-type="string">
            <text:p>No Answer <text:s/></text:p>
          </table:table-cell>
          <table:table-cell/>
        </table:table-row>
        <table:table-row table:style-name="ro4">
          <table:table-cell table:style-name="ce5" office:value-type="string">
            <text:p>Carl Gallow</text:p>
          </table:table-cell>
          <table:table-cell table:style-name="ce5" office:value-type="string">
            <text:p>409-962-7489</text:p>
          </table:table-cell>
          <table:table-cell office:value-type="string">
            <text:p>Wanted the number to HII </text:p>
          </table:table-cell>
          <table:table-cell office:value-type="string">
            <text:p>I provided her with the number </text:p>
          </table:table-cell>
          <table:table-cell/>
        </table:table-row>
        <table:table-row table:style-name="ro5">
          <table:table-cell table:style-name="ce7" office:value-type="string">
            <text:p>William weaver </text:p>
          </table:table-cell>
          <table:table-cell table:style-name="ce5" office:value-type="string">
            <text:p>601-434-8421</text:p>
          </table:table-cell>
          <table:table-cell office:value-type="string">
            <text:p>He called to cancel IHC</text:p>
          </table:table-cell>
          <table:table-cell office:value-type="string">
            <text:p>I canceled it out for him </text:p>
          </table:table-cell>
          <table:table-cell/>
        </table:table-row>
        <table:table-row table:style-name="ro4">
          <table:table-cell office:value-type="string">
            <text:p>Charlie Hall</text:p>
          </table:table-cell>
          <table:table-cell office:value-type="string">
            <text:p>786-344-9931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left a voice mail</text:p>
          </table:table-cell>
          <table:table-cell/>
        </table:table-row>
        <table:table-row table:style-name="ro4">
          <table:table-cell office:value-type="string">
            <text:p>ronald Cinnante</text:p>
          </table:table-cell>
          <table:table-cell office:value-type="string">
            <text:p>919-394-7196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No Answer <text:s/></text:p>
          </table:table-cell>
          <table:table-cell/>
        </table:table-row>
        <table:table-row table:style-name="ro4">
          <table:table-cell office:value-type="string">
            <text:p>Milton Williams</text:p>
          </table:table-cell>
          <table:table-cell office:value-type="string">
            <text:p>864-787-3567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No Answer <text:s/></text:p>
          </table:table-cell>
          <table:table-cell/>
        </table:table-row>
        <table:table-row table:style-name="ro4">
          <table:table-cell office:value-type="string">
            <text:p>Barry Daniel</text:p>
          </table:table-cell>
          <table:table-cell office:value-type="string">
            <text:p>478-256-1829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made payment</text:p>
          </table:table-cell>
          <table:table-cell/>
        </table:table-row>
        <table:table-row table:style-name="ro4">
          <table:table-cell table:style-name="ce5" office:value-type="string">
            <text:p>Carl Gallow</text:p>
          </table:table-cell>
          <table:table-cell table:style-name="ce5" office:value-type="string">
            <text:p>409-962-7489</text:p>
          </table:table-cell>
          <table:table-cell office:value-type="string">
            <text:p>She called back for the number to HCC</text:p>
          </table:table-cell>
          <table:table-cell office:value-type="string">
            <text:p>I provided her with that phone number </text:p>
          </table:table-cell>
          <table:table-cell/>
        </table:table-row>
        <table:table-row table:style-name="ro4">
          <table:table-cell office:value-type="string">
            <text:p>Ester Edwards</text:p>
          </table:table-cell>
          <table:table-cell office:value-type="string">
            <text:p>515-266-3352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She will make the payment </text:p>
          </table:table-cell>
          <table:table-cell/>
        </table:table-row>
        <table:table-row table:style-name="ro4">
          <table:table-cell office:value-type="string">
            <text:p>Linda Jordan</text:p>
          </table:table-cell>
          <table:table-cell office:value-type="string">
            <text:p>904-786-7424</text:p>
          </table:table-cell>
          <table:table-cell table:style-name="ce6" office:value-type="string">
            <text:p>Major med followup call </text:p>
          </table:table-cell>
          <table:table-cell table:style-name="ce6" office:value-type="string">
            <text:p>No Answer <text:s/></text:p>
          </table:table-cell>
          <table:table-cell/>
        </table:table-row>
        <table:table-row table:style-name="ro4">
          <table:table-cell office:value-type="string">
            <text:p>Eartha Simmons</text:p>
          </table:table-cell>
          <table:table-cell office:value-type="string">
            <text:p>717-846-2723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left a voice mail</text:p>
          </table:table-cell>
          <table:table-cell/>
        </table:table-row>
        <table:table-row table:style-name="ro4">
          <table:table-cell table:style-name="ce5" office:value-type="string">
            <text:p>Carl Gallow</text:p>
          </table:table-cell>
          <table:table-cell table:style-name="ce5" office:value-type="string">
            <text:p>409-962-7489</text:p>
          </table:table-cell>
          <table:table-cell office:value-type="string">
            <text:p>She called back a different number because her phone cant dial out to that number. </text:p>
          </table:table-cell>
          <table:table-cell office:value-type="string">
            <text:p>I did a 3 way call to connect her, the rep could not hear her. </text:p>
          </table:table-cell>
          <table:table-cell office:value-type="string">
            <text:p><text:s/></text:p>
          </table:table-cell>
        </table:table-row>
        <table:table-row table:style-name="ro4">
          <table:table-cell table:style-name="ce5" office:value-type="string">
            <text:p>Carl Gallow</text:p>
          </table:table-cell>
          <table:table-cell table:style-name="ce5" office:value-type="string">
            <text:p>409-962-7489</text:p>
          </table:table-cell>
          <table:table-cell office:value-type="string">
            <text:p>I called her back </text:p>
          </table:table-cell>
          <table:table-cell office:value-type="string">
            <text:p>We did a 3 way call</text:p>
          </table:table-cell>
          <table:table-cell/>
        </table:table-row>
        <table:table-row table:style-name="ro4">
          <table:table-cell office:value-type="string">
            <text:p>Sandra silva</text:p>
          </table:table-cell>
          <table:table-cell office:value-type="string">
            <text:p>402-346-6530</text:p>
          </table:table-cell>
          <table:table-cell office:value-type="string">
            <text:p>Policy followup call </text:p>
          </table:table-cell>
          <table:table-cell office:value-type="string">
            <text:p>Has new Insurance </text:p>
          </table:table-cell>
          <table:table-cell/>
        </table:table-row>
        <table:table-row table:style-name="ro4">
          <table:table-cell office:value-type="string">
            <text:p>Jonas Anderson</text:p>
          </table:table-cell>
          <table:table-cell office:value-type="string">
            <text:p>478-262-6283</text:p>
          </table:table-cell>
          <table:table-cell office:value-type="string">
            <text:p>Policy followup call </text:p>
          </table:table-cell>
          <table:table-cell office:value-type="string">
            <text:p>made payment</text:p>
          </table:table-cell>
          <table:table-cell/>
        </table:table-row>
        <table:table-row table:style-name="ro4">
          <table:table-cell office:value-type="string">
            <text:p>Malcolm Bailey</text:p>
          </table:table-cell>
          <table:table-cell office:value-type="string">
            <text:p>912-816-2756</text:p>
          </table:table-cell>
          <table:table-cell office:value-type="string">
            <text:p>Major med followup call </text:p>
          </table:table-cell>
          <table:table-cell office:value-type="string">
            <text:p>left a voice mail</text:p>
          </table:table-cell>
          <table:table-cell/>
        </table:table-row>
        <table:table-row table:style-name="ro4">
          <table:table-cell office:value-type="string">
            <text:p>Gabriel Baker</text:p>
          </table:table-cell>
          <table:table-cell office:value-type="string">
            <text:p>754-779-3997</text:p>
          </table:table-cell>
          <table:table-cell office:value-type="string">
            <text:p>Major med followup call </text:p>
          </table:table-cell>
          <table:table-cell table:style-name="ce6" office:value-type="string">
            <text:p>No Answer <text:s/></text:p>
          </table:table-cell>
          <table:table-cell/>
        </table:table-row>
        <table:table-row table:style-name="ro4">
          <table:table-cell office:value-type="string">
            <text:p>Darrell Jones</text:p>
          </table:table-cell>
          <table:table-cell office:value-type="string">
            <text:p>985-870-0158</text:p>
          </table:table-cell>
          <table:table-cell office:value-type="string">
            <text:p>Policy followup call </text:p>
          </table:table-cell>
          <table:table-cell table:style-name="ce6" office:value-type="string">
            <text:p>made payment</text:p>
          </table:table-cell>
          <table:table-cell/>
        </table:table-row>
        <table:table-row table:style-name="ro4">
          <table:table-cell office:value-type="string">
            <text:p>Roshonda People</text:p>
          </table:table-cell>
          <table:table-cell office:value-type="string">
            <text:p>336-622-3408</text:p>
          </table:table-cell>
          <table:table-cell office:value-type="string">
            <text:p>Major med followup call </text:p>
          </table:table-cell>
          <table:table-cell office:value-type="string">
            <text:p>left a voice mail</text:p>
          </table:table-cell>
          <table:table-cell/>
        </table:table-row>
        <table:table-row table:style-name="ro4">
          <table:table-cell office:value-type="string">
            <text:p>Bruce Boswell</text:p>
          </table:table-cell>
          <table:table-cell office:value-type="string">
            <text:p>636-398-8800</text:p>
          </table:table-cell>
          <table:table-cell office:value-type="string">
            <text:p>Policy followup call </text:p>
          </table:table-cell>
          <table:table-cell office:value-type="string">
            <text:p>no Income</text:p>
          </table:table-cell>
          <table:table-cell/>
        </table:table-row>
        <table:table-row table:style-name="ro5">
          <table:table-cell table:style-name="ce7" office:value-type="string">
            <text:p>Stephanie Curtis </text:p>
          </table:table-cell>
          <table:table-cell table:style-name="ce5" office:value-type="string">
            <text:p>417-667-6900</text:p>
          </table:table-cell>
          <table:table-cell office:value-type="string">
            <text:p>She called to cancel IHC</text:p>
          </table:table-cell>
          <table:table-cell office:value-type="string">
            <text:p>I canceled it out for her</text:p>
          </table:table-cell>
          <table:table-cell/>
        </table:table-row>
        <table:table-row table:style-name="ro4">
          <table:table-cell table:style-name="ce5" office:value-type="string">
            <text:p>Johnny <text:s/>Herfurth </text:p>
          </table:table-cell>
          <table:table-cell table:style-name="ce5" office:value-type="string">
            <text:p>405-364-3718</text:p>
          </table:table-cell>
          <table:table-cell office:value-type="string">
            <text:p>He called to cancel IHC</text:p>
          </table:table-cell>
          <table:table-cell office:value-type="string">
            <text:p>I canceled it out for him </text:p>
          </table:table-cell>
          <table:table-cell/>
        </table:table-row>
        <table:table-row table:style-name="ro4">
          <table:table-cell office:value-type="string">
            <text:p>Eula Caldwell</text:p>
          </table:table-cell>
          <table:table-cell office:value-type="string">
            <text:p>(762)524-7249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He paid </text:p>
          </table:table-cell>
          <table:table-cell/>
        </table:table-row>
        <table:table-row table:style-name="ro4">
          <table:table-cell office:value-type="string">
            <text:p>Theresa Seymore</text:p>
          </table:table-cell>
          <table:table-cell office:value-type="string">
            <text:p>336-364-7304</text:p>
          </table:table-cell>
          <table:table-cell table:style-name="ce6" office:value-type="string">
            <text:p>Major med followup call </text:p>
          </table:table-cell>
          <table:table-cell table:style-name="ce6" office:value-type="string">
            <text:p>she paid </text:p>
          </table:table-cell>
          <table:table-cell/>
        </table:table-row>
        <table:table-row table:style-name="ro4">
          <table:table-cell office:value-type="string">
            <text:p>Darla Yeomani</text:p>
          </table:table-cell>
          <table:table-cell office:value-type="string">
            <text:p>660-646-5458</text:p>
          </table:table-cell>
          <table:table-cell office:value-type="string">
            <text:p>Major med followup call </text:p>
          </table:table-cell>
          <table:table-cell table:style-name="ce6" office:value-type="string">
            <text:p>she paid </text:p>
          </table:table-cell>
          <table:table-cell/>
        </table:table-row>
        <table:table-row table:style-name="ro4">
          <table:table-cell office:value-type="string">
            <text:p>Andrea Asbury</text:p>
          </table:table-cell>
          <table:table-cell office:value-type="string">
            <text:p>706-667-9807</text:p>
          </table:table-cell>
          <table:table-cell office:value-type="string">
            <text:p>Policy followup call </text:p>
          </table:table-cell>
          <table:table-cell office:value-type="string">
            <text:p>wrong number</text:p>
          </table:table-cell>
          <table:table-cell/>
        </table:table-row>
        <table:table-row table:style-name="ro4">
          <table:table-cell office:value-type="string">
            <text:p>Nicholas Pipkens</text:p>
          </table:table-cell>
          <table:table-cell office:value-type="string">
            <text:p>314-420-8982</text:p>
          </table:table-cell>
          <table:table-cell office:value-type="string">
            <text:p>Major med followup call </text:p>
          </table:table-cell>
          <table:table-cell office:value-type="string">
            <text:p>not home</text:p>
          </table:table-cell>
          <table:table-cell/>
        </table:table-row>
        <table:table-row table:style-name="ro4">
          <table:table-cell office:value-type="string">
            <text:p>Vicky Doyle</text:p>
          </table:table-cell>
          <table:table-cell office:value-type="string">
            <text:p>315-541-2524</text:p>
          </table:table-cell>
          <table:table-cell office:value-type="string">
            <text:p>Major med followup call </text:p>
          </table:table-cell>
          <table:table-cell office:value-type="string">
            <text:p>made payment</text:p>
          </table:table-cell>
          <table:table-cell/>
        </table:table-row>
        <table:table-row table:style-name="ro4">
          <table:table-cell office:value-type="string">
            <text:p>Becky Henry</text:p>
          </table:table-cell>
          <table:table-cell office:value-type="string">
            <text:p>816-349-0119</text:p>
          </table:table-cell>
          <table:table-cell office:value-type="string">
            <text:p>Policy followup call </text:p>
          </table:table-cell>
          <table:table-cell office:value-type="string">
            <text:p>No Answer <text:s/></text:p>
          </table:table-cell>
          <table:table-cell/>
        </table:table-row>
        <table:table-row table:style-name="ro4">
          <table:table-cell office:value-type="string">
            <text:p>Paula Martin</text:p>
          </table:table-cell>
          <table:table-cell office:value-type="string">
            <text:p>636-284-0782</text:p>
          </table:table-cell>
          <table:table-cell office:value-type="string">
            <text:p>Policy followup call </text:p>
          </table:table-cell>
          <table:table-cell office:value-type="string">
            <text:p>canceled all policies </text:p>
          </table:table-cell>
          <table:table-cell/>
        </table:table-row>
        <table:table-row table:style-name="ro4">
          <table:table-cell office:value-type="string">
            <text:p>Everest Legon</text:p>
          </table:table-cell>
          <table:table-cell office:value-type="string">
            <text:p>402-455-3913</text:p>
          </table:table-cell>
          <table:table-cell office:value-type="string">
            <text:p>Major med followup call </text:p>
          </table:table-cell>
          <table:table-cell office:value-type="string">
            <text:p>made payment</text:p>
          </table:table-cell>
          <table:table-cell/>
        </table:table-row>
        <table:table-row table:style-name="ro4">
          <table:table-cell office:value-type="string">
            <text:p>Rochelle Ballinger</text:p>
          </table:table-cell>
          <table:table-cell office:value-type="string">
            <text:p>470-216-0177</text:p>
          </table:table-cell>
          <table:table-cell office:value-type="string">
            <text:p>Major med followup call </text:p>
          </table:table-cell>
          <table:table-cell table:style-name="ce6" office:value-type="string">
            <text:p>No Answer <text:s/></text:p>
          </table:table-cell>
          <table:table-cell/>
        </table:table-row>
        <table:table-row table:style-name="ro4">
          <table:table-cell office:value-type="string">
            <text:p>Debbie Francom</text:p>
          </table:table-cell>
          <table:table-cell office:value-type="string">
            <text:p>660-868-1284</text:p>
          </table:table-cell>
          <table:table-cell office:value-type="string">
            <text:p>Major med followup call </text:p>
          </table:table-cell>
          <table:table-cell table:style-name="ce6" office:value-type="string">
            <text:p>made payment</text:p>
          </table:table-cell>
          <table:table-cell/>
        </table:table-row>
        <table:table-row table:style-name="ro4">
          <table:table-cell office:value-type="string">
            <text:p>Morgan Chutchfield</text:p>
          </table:table-cell>
          <table:table-cell office:value-type="string">
            <text:p>919452-0160</text:p>
          </table:table-cell>
          <table:table-cell office:value-type="string">
            <text:p>Major med followup call </text:p>
          </table:table-cell>
          <table:table-cell office:value-type="string">
            <text:p>left a voice mail</text:p>
          </table:table-cell>
          <table:table-cell/>
        </table:table-row>
        <table:table-row table:style-name="ro4">
          <table:table-cell office:value-type="string">
            <text:p>Antony Wilson</text:p>
          </table:table-cell>
          <table:table-cell office:value-type="string">
            <text:p>706-464-7931</text:p>
          </table:table-cell>
          <table:table-cell office:value-type="string">
            <text:p>Major med followup call </text:p>
          </table:table-cell>
          <table:table-cell office:value-type="string">
            <text:p>hates Obama </text:p>
          </table:table-cell>
          <table:table-cell/>
        </table:table-row>
        <table:table-row table:style-name="ro4">
          <table:table-cell office:value-type="string">
            <text:p>Jeff Phillips</text:p>
          </table:table-cell>
          <table:table-cell office:value-type="string">
            <text:p>704-928-7545</text:p>
          </table:table-cell>
          <table:table-cell office:value-type="string">
            <text:p>Major med followup call </text:p>
          </table:table-cell>
          <table:table-cell office:value-type="string">
            <text:p>left a voice mail</text:p>
          </table:table-cell>
          <table:table-cell/>
        </table:table-row>
        <table:table-row table:style-name="ro4">
          <table:table-cell office:value-type="string">
            <text:p>Beverly Jones</text:p>
          </table:table-cell>
          <table:table-cell office:value-type="string">
            <text:p>229-815-8560</text:p>
          </table:table-cell>
          <table:table-cell office:value-type="string">
            <text:p>Policy followup call </text:p>
          </table:table-cell>
          <table:table-cell office:value-type="string">
            <text:p>wants no coverage </text:p>
          </table:table-cell>
          <table:table-cell/>
        </table:table-row>
        <table:table-row table:style-name="ro4">
          <table:table-cell office:value-type="string">
            <text:p>Gabrielle hill</text:p>
          </table:table-cell>
          <table:table-cell office:value-type="string">
            <text:p>478-258-0572</text:p>
          </table:table-cell>
          <table:table-cell office:value-type="string">
            <text:p>Major med followup call </text:p>
          </table:table-cell>
          <table:table-cell office:value-type="string">
            <text:p>No Answer <text:s/></text:p>
          </table:table-cell>
          <table:table-cell/>
        </table:table-row>
        <table:table-row table:style-name="ro4">
          <table:table-cell table:style-name="ce5" office:value-type="string">
            <text:p>Sherry Reidhead </text:p>
          </table:table-cell>
          <table:table-cell table:style-name="ce5" office:value-type="string">
            <text:p>928-368-3596</text:p>
          </table:table-cell>
          <table:table-cell office:value-type="string">
            <text:p>She called because her major was canceled <text:s/></text:p>
          </table:table-cell>
          <table:table-cell office:value-type="string">
            <text:p>She never sent in her income information I let her know an agent will contact her for a short term plan 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Phillips Chavezza</text:p>
          </table:table-cell>
          <table:table-cell office:value-type="string">
            <text:p>305-219-2902</text:p>
          </table:table-cell>
          <table:table-cell office:value-type="string">
            <text:p>Major med followup call </text:p>
          </table:table-cell>
          <table:table-cell table:style-name="ce6" office:value-type="string">
            <text:p>No Answer <text:s/></text:p>
          </table:table-cell>
          <table:table-cell/>
        </table:table-row>
        <table:table-row table:style-name="ro4">
          <table:table-cell office:value-type="string">
            <text:p>Jesse Smith </text:p>
          </table:table-cell>
          <table:table-cell office:value-type="string">
            <text:p>828-654-9035</text:p>
          </table:table-cell>
          <table:table-cell office:value-type="string">
            <text:p>Policy followup call </text:p>
          </table:table-cell>
          <table:table-cell table:style-name="ce6" office:value-type="string">
            <text:p>made payment</text:p>
          </table:table-cell>
          <table:table-cell/>
        </table:table-row>
        <table:table-row table:style-name="ro4">
          <table:table-cell office:value-type="string">
            <text:p>Amos Mcgee</text:p>
          </table:table-cell>
          <table:table-cell office:value-type="string">
            <text:p>404-957-2287</text:p>
          </table:table-cell>
          <table:table-cell office:value-type="string">
            <text:p>Major med followup call </text:p>
          </table:table-cell>
          <table:table-cell office:value-type="string">
            <text:p>left a voice mail</text:p>
          </table:table-cell>
          <table:table-cell/>
        </table:table-row>
        <table:table-row table:style-name="ro4">
          <table:table-cell office:value-type="string">
            <text:p>Walter sherrod</text:p>
          </table:table-cell>
          <table:table-cell office:value-type="string">
            <text:p>229-247-0837</text:p>
          </table:table-cell>
          <table:table-cell office:value-type="string">
            <text:p>Major med followup call </text:p>
          </table:table-cell>
          <table:table-cell table:style-name="ce6" office:value-type="string">
            <text:p>Has new Insurance </text:p>
          </table:table-cell>
          <table:table-cell/>
        </table:table-row>
        <table:table-row table:style-name="ro4">
          <table:table-cell office:value-type="string">
            <text:p>Willie barnes</text:p>
          </table:table-cell>
          <table:table-cell office:value-type="string">
            <text:p>478-825-2141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He paid </text:p>
          </table:table-cell>
          <table:table-cell/>
        </table:table-row>
        <table:table-row table:style-name="ro4">
          <table:table-cell office:value-type="string">
            <text:p>Moaten Carter</text:p>
          </table:table-cell>
          <table:table-cell office:value-type="string">
            <text:p>314-286-8195</text:p>
          </table:table-cell>
          <table:table-cell table:style-name="ce6" office:value-type="string">
            <text:p>Major med followup call </text:p>
          </table:table-cell>
          <table:table-cell table:style-name="ce6" office:value-type="string">
            <text:p>Has new Insurance </text:p>
          </table:table-cell>
          <table:table-cell/>
        </table:table-row>
        <table:table-row table:style-name="ro4">
          <table:table-cell table:style-name="ce8" office:value-type="string">
            <text:p>Willie Stokes</text:p>
          </table:table-cell>
          <table:table-cell office:value-type="string">
            <text:p>229-881-9690</text:p>
          </table:table-cell>
          <table:table-cell table:style-name="ce6" office:value-type="string">
            <text:p>Major med followup call </text:p>
          </table:table-cell>
          <table:table-cell table:style-name="ce6" office:value-type="string">
            <text:p>New employer plan</text:p>
          </table:table-cell>
          <table:table-cell/>
        </table:table-row>
        <table:table-row table:style-name="ro4">
          <table:table-cell table:style-name="ce8" office:value-type="string">
            <text:p>Viecilla denson'lee</text:p>
          </table:table-cell>
          <table:table-cell office:value-type="string">
            <text:p>229-232-4323</text:p>
          </table:table-cell>
          <table:table-cell table:style-name="ce6" office:value-type="string">
            <text:p>Policy followup call </text:p>
          </table:table-cell>
          <table:table-cell table:style-name="ce6" office:value-type="string">
            <text:p>New employer plan</text:p>
          </table:table-cell>
          <table:table-cell/>
        </table:table-row>
        <table:table-row table:style-name="ro4">
          <table:table-cell table:style-name="ce8" office:value-type="string">
            <text:p>Lilia carmona</text:p>
          </table:table-cell>
          <table:table-cell office:value-type="string">
            <text:p>919-542-4781</text:p>
          </table:table-cell>
          <table:table-cell table:style-name="ce6" office:value-type="string">
            <text:p>Major med followup call </text:p>
          </table:table-cell>
          <table:table-cell table:style-name="ce6" office:value-type="string">
            <text:p>wrong number</text:p>
          </table:table-cell>
          <table:table-cell/>
        </table:table-row>
        <table:table-row table:style-name="ro4">
          <table:table-cell table:style-name="ce9" office:value-type="string">
            <text:p>Katrina England</text:p>
          </table:table-cell>
          <table:table-cell office:value-type="string">
            <text:p>229-469-4132</text:p>
          </table:table-cell>
          <table:table-cell office:value-type="string">
            <text:p>Major med followup call </text:p>
          </table:table-cell>
          <table:table-cell table:style-name="ce6" office:value-type="string">
            <text:p>Has new Insurance </text:p>
          </table:table-cell>
          <table:table-cell/>
        </table:table-row>
        <table:table-row table:style-name="ro4">
          <table:table-cell table:style-name="ce9" office:value-type="string">
            <text:p>Paul Southhard</text:p>
          </table:table-cell>
          <table:table-cell office:value-type="string">
            <text:p>904-229-4387</text:p>
          </table:table-cell>
          <table:table-cell office:value-type="string">
            <text:p>Major med followup call </text:p>
          </table:table-cell>
          <table:table-cell table:style-name="ce6" office:value-type="string">
            <text:p>New employer plan</text:p>
          </table:table-cell>
          <table:table-cell/>
        </table:table-row>
        <table:table-row table:style-name="ro4">
          <table:table-cell table:style-name="ce9" office:value-type="string">
            <text:p>Shirley Freeman</text:p>
          </table:table-cell>
          <table:table-cell office:value-type="string">
            <text:p>778-784-6206</text:p>
          </table:table-cell>
          <table:table-cell table:style-name="ce6" office:value-type="string">
            <text:p>Policy followup call </text:p>
          </table:table-cell>
          <table:table-cell office:value-type="string">
            <text:p>No Answer <text:s/></text:p>
          </table:table-cell>
          <table:table-cell/>
        </table:table-row>
        <table:table-row table:style-name="ro4">
          <table:table-cell table:style-name="ce9" office:value-type="string">
            <text:p>Tonika Witt</text:p>
          </table:table-cell>
          <table:table-cell office:value-type="string">
            <text:p>704872-3637</text:p>
          </table:table-cell>
          <table:table-cell table:style-name="ce6" office:value-type="string">
            <text:p>Major med followup call </text:p>
          </table:table-cell>
          <table:table-cell office:value-type="string">
            <text:p>canceled all policies </text:p>
          </table:table-cell>
          <table:table-cell/>
        </table:table-row>
        <table:table-row table:style-name="ro4">
          <table:table-cell table:style-name="ce9" office:value-type="string">
            <text:p>Cecelia Jones</text:p>
          </table:table-cell>
          <table:table-cell office:value-type="string">
            <text:p>314-869-4864</text:p>
          </table:table-cell>
          <table:table-cell table:style-name="ce6" office:value-type="string">
            <text:p>Major med followup call </text:p>
          </table:table-cell>
          <table:table-cell office:value-type="string">
            <text:p>made payment</text:p>
          </table:table-cell>
          <table:table-cell/>
        </table:table-row>
        <table:table-row table:style-name="ro4">
          <table:table-cell table:style-name="ce10"/>
          <table:table-cell/>
          <table:table-cell table:style-name="ce6"/>
          <table:table-cell table:style-name="ce10"/>
          <table:table-cell/>
        </table:table-row>
        <table:table-row table:style-name="ro4">
          <table:table-cell table:style-name="ce10" table:number-columns-repeated="2"/>
          <table:table-cell table:style-name="ce6"/>
          <table:table-cell table:style-name="ce10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5/18/2016</text:date>, <text:time>16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29:49.57</meta:creation-date>
    <meta:editing-duration>PT4M53S</meta:editing-duration>
    <meta:editing-cycles>2</meta:editing-cycles>
    <meta:generator>OpenOffice/4.1.1$Win32 OpenOffice.org_project/411m6$Build-9775</meta:generator>
    <dc:date>2016-05-18T16:12:39.90</dc:date>
    <meta:document-statistic meta:table-count="1" meta:cell-count="247" meta:object-count="0"/>
  </office:meta>
</office:document-meta>
</file>